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margin-top="0in" fo:margin-bottom="0in" style:contextual-spacing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0201in" style:contextual-spacing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4" style:family="paragraph" style:parent-style-name="Text_20_body">
      <loext:graphic-properties draw:fill="solid" draw:fill-color="#dddddd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ddddd"/>
    </style:style>
    <style:style style:name="P15" style:family="paragraph" style:parent-style-name="Text_20_body">
      <loext:graphic-properties draw:fill="solid" draw:fill-color="#dddddd" draw:opacity="100%"/>
      <style:paragraph-properties fo:margin-left="0in" fo:margin-right="0in" fo:margin-top="0in" fo:margin-bottom="0.1201in" style:contextual-spacing="false" fo:orphans="2" fo:widows="2" fo:text-indent="0in" style:auto-text-indent="false" fo:background-color="#dddddd"/>
    </style:style>
    <style:style style:name="P16" style:family="paragraph" style:parent-style-name="Text_20_body">
      <loext:graphic-properties draw:fill="solid" draw:fill-color="#dddddd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ddddd"/>
      <style:text-properties officeooo:paragraph-rsid="0015f9b0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ffffff" loext:opacity="100%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ffffff" loext:opacity="100%" fo:letter-spacing="normal"/>
    </style:style>
    <style:style style:name="T5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font-name="apple-system" fo:font-size="10.5pt" fo:letter-spacing="norma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loext:opacity="100%" fo:letter-spacing="normal"/>
    </style:style>
    <style:style style:name="T9" style:family="text">
      <style:text-properties fo:color="#000000" loext:opacity="100%" loext:padding="0in" loext:border="none"/>
    </style:style>
    <style:style style:name="T10" style:family="text">
      <style:text-properties fo:color="#000000" loext:opacity="100%" loext:padding="0.0193in" loext:border="0.06pt solid #f7fa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52. Product of the Last K Numbers</text:h>
      <text:p text:style-name="P6">Design an algorithm that accepts a stream of integers and retrieves the product of the last <text:span text:style-name="Source_20_Text"><text:span text:style-name="T1">k</text:span></text:span> integers of the stream.</text:p>
      <text:p text:style-name="P5">Implement the <text:span text:style-name="Source_20_Text"><text:span text:style-name="T1">ProductOfNumbers</text:span></text:span> class:</text:p>
      <text:list text:style-name="L1">
        <text:list-item>
          <text:p text:style-name="P8"><text:span text:style-name="Source_20_Text"><text:span text:style-name="T1">ProductOfNumbers()</text:span></text:span> Initializes the object with an empty stream.</text:p>
        </text:list-item>
        <text:list-item>
          <text:p text:style-name="P8"><text:span text:style-name="Source_20_Text"><text:span text:style-name="T1">void add(int num)</text:span></text:span> Appends the integer <text:span text:style-name="Source_20_Text"><text:span text:style-name="T1">num</text:span></text:span> to the stream.</text:p>
        </text:list-item>
        <text:list-item>
          <text:p text:style-name="P9"><text:span text:style-name="Source_20_Text"><text:span text:style-name="T1">int getProduct(int k)</text:span></text:span> Returns the product of the last <text:span text:style-name="Source_20_Text"><text:span text:style-name="T1">k</text:span></text:span> numbers in the current list. You can assume that always the current list has at least <text:span text:style-name="Source_20_Text"><text:span text:style-name="T1">k</text:span></text:span> numbers.</text:p>
        </text:list-item>
      </text:list>
      <text:p text:style-name="P5">The test cases are generated so that, at any time, the product of any contiguous sequence of numbers will fit into a single 32-bit integer without overflowing.</text:p>
      <text:p text:style-name="P5"><text:span text:style-name="Strong_20_Emphasis"><text:span text:style-name="T2">Example:</text:span></text:span></text:p>
      <text:p text:style-name="P2"><text:span text:style-name="Strong_20_Emphasis"><text:span text:style-name="T2">Input</text:span></text:span></text:p>
      <text:p text:style-name="P3">["ProductOfNumbers","add","add","add","add","add","getProduct","getProduct","getProduct","add","getProduct"]</text:p>
      <text:p text:style-name="P3">[[],[3],[0],[2],[5],[4],[2],[3],[4],[8],[2]]</text:p>
      <text:p text:style-name="P3"/>
      <text:p text:style-name="P2"><text:span text:style-name="Strong_20_Emphasis"><text:span text:style-name="T2">Output</text:span></text:span></text:p>
      <text:p text:style-name="P3">[null,null,null,null,null,null,20,40,0,null,32]</text:p>
      <text:p text:style-name="P3"/>
      <text:p text:style-name="P2"><text:span text:style-name="Strong_20_Emphasis"><text:span text:style-name="T2">Explanation</text:span></text:span></text:p>
      <text:p text:style-name="P3">ProductOfNumbers productOfNumbers = new ProductOfNumbers();</text:p>
      <text:p text:style-name="P3">productOfNumbers.add(3); <text:s text:c="7"/>// [3]</text:p>
      <text:p text:style-name="P3">productOfNumbers.add(0); <text:s text:c="7"/>// [3,0]</text:p>
      <text:p text:style-name="P3">productOfNumbers.add(2); <text:s text:c="7"/>// [3,0,2]</text:p>
      <text:p text:style-name="P3">productOfNumbers.add(5); <text:s text:c="7"/>// [3,0,2,5]</text:p>
      <text:p text:style-name="P3">productOfNumbers.add(4); <text:s text:c="7"/>// [3,0,2,5,4]</text:p>
      <text:p text:style-name="P3">productOfNumbers.getProduct(2); // return 20. The product of the last 2 numbers is 5 * 4 = 20</text:p>
      <text:p text:style-name="P3">productOfNumbers.getProduct(3); // return 40. The product of the last 3 numbers is 2 * 5 * 4 = 40</text:p>
      <text:p text:style-name="P3">productOfNumbers.getProduct(4); // return 0. The product of the last 4 numbers is 0 * 2 * 5 * 4 = 0</text:p>
      <text:p text:style-name="P3">productOfNumbers.add(8); <text:s text:c="7"/>// [3,0,2,5,4,8]</text:p>
      <text:p text:style-name="P4">productOfNumbers.getProduct(2); // return 32. The product of the last 2 numbers is 4 * 8 = 32 </text:p>
      <text:p text:style-name="P7"><text:span text:style-name="Strong_20_Emphasis"><text:span text:style-name="T2">Constraints:</text:span></text:span></text:p>
      <text:list text:style-name="L2">
        <text:list-item>
          <text:p text:style-name="P10"><text:span text:style-name="Source_20_Text"><text:span text:style-name="T1">0 &lt;= num &lt;= 100</text:span></text:span></text:p>
        </text:list-item>
        <text:list-item>
          <text:p text:style-name="P10"><text:span text:style-name="Source_20_Text"><text:span text:style-name="T1">1 &lt;= k &lt;= 4 * 10</text:span></text:span><text:span text:style-name="Source_20_Text"><text:span text:style-name="T2">4</text:span></text:span></text:p>
        </text:list-item>
        <text:list-item>
          <text:p text:style-name="P10">At most <text:span text:style-name="Source_20_Text"><text:span text:style-name="T1">4 * 10</text:span></text:span><text:span text:style-name="Source_20_Text"><text:span text:style-name="T2">4</text:span></text:span> calls will be made to <text:span text:style-name="Source_20_Text"><text:span text:style-name="T1">add</text:span></text:span> and <text:span text:style-name="Source_20_Text"><text:span text:style-name="T1">getProduct</text:span></text:span>.</text:p>
        </text:list-item>
        <text:list-item>
          <text:p text:style-name="P11">The product of the stream at any point in time will fit in a <text:span text:style-name="Strong_20_Emphasis"><text:span text:style-name="T2">32-bit</text:span></text:span> integer.</text:p>
        </text:list-item>
      </text:list>
      <text:p text:style-name="P12"><text:span text:style-name="Strong_20_Emphasis"><text:span text:style-name="T2">Follow-up:</text:span></text:span><text:span text:style-name="Strong_20_Emphasis"><text:span text:style-name="T9"> </text:span></text:span><text:span text:style-name="T5">Can you implement </text:span><text:span text:style-name="Strong_20_Emphasis"><text:span text:style-name="T9">both</text:span></text:span><text:span text:style-name="T8"> </text:span><text:span text:style-name="Source_20_Text"><text:span text:style-name="T10">GetProduct</text:span></text:span><text:span text:style-name="T8"> </text:span><text:span text:style-name="T5">and </text:span><text:span text:style-name="Source_20_Text"><text:span text:style-name="T10">Add</text:span></text:span><text:span text:style-name="T8"> </text:span><text:span text:style-name="T5">to work in </text:span><text:span text:style-name="Source_20_Text"><text:span text:style-name="T10">O(1)</text:span></text:span><text:span text:style-name="T8"> </text:span><text:span text:style-name="T5">time complexity instead of </text:span><text:span text:style-name="Source_20_Text"><text:span text:style-name="T10">O(k)</text:span></text:span><text:span text:style-name="T8"> </text:span><text:span text:style-name="T5">time complexity?</text:span></text:p>
      <text:h text:style-name="P1" text:outline-level="1">1352. Product of the Last K Numbers</text:h>
      <text:p text:style-name="P13"><text:span text:style-name="T5">/*</text:span></text:p>
      <text:p text:style-name="P13"><text:span text:style-name="T5"><text:s text:c="4"/></text:span><text:span text:style-name="T7">Prefix product</text:span></text:p>
      <text:p text:style-name="P13"><text:span text:style-name="T5"><text:s text:c="4"/>Overall time complexity: O(n+m)</text:span></text:p>
      <text:p text:style-name="P13"><text:span text:style-name="T5"><text:s text:c="4"/>Overall space complexity: O(2n)</text:span></text:p>
      <text:p text:style-name="P13"><text:span text:style-name="T5"><text:s text:c="4"/>n: #add queries</text:span></text:p>
      <text:p text:style-name="P13"><text:span text:style-name="T5"><text:s text:c="4"/>m: #getProduct queries</text:span></text:p>
      <text:p text:style-name="P13"><text:span text:style-name="T5">*/</text:span></text:p>
      <text:p text:style-name="P13"><text:span text:style-name="T5">typedef unsigned long long ll;</text:span></text:p>
      <text:p text:style-name="P13"><text:span text:style-name="T5">typedef std::vector&lt;ll&gt; vll;</text:span></text:p>
      <text:p text:style-name="P13"><text:span text:style-name="T5"/></text:p>
      <text:p text:style-name="P13"><text:span text:style-name="T5">class ProductOfNumbers{</text:span></text:p>
      <text:p text:style-name="P14"><text:span text:style-name="T5"><text:s text:c="4"/>private:</text:span></text:p>
      <text:p text:style-name="P15"><text:span text:style-name="T5"><text:s text:c="8"/>vll prefix_zeros,prefix_prod;</text:span></text:p>
      <text:p text:style-name="P13"><text:span text:style-name="T5"><text:s text:c="4"/>public:</text:span></text:p>
      <text:p text:style-name="P14"><text:span text:style-name="T5"><text:s text:c="8"/>// Time complexity: O(1)</text:span></text:p>
      <text:p text:style-name="P14"><text:span text:style-name="T5"><text:s text:c="8"/>// Space complexity: O(1)</text:span></text:p>
      <text:p text:style-name="P14"><text:span text:style-name="T5"><text:s text:c="8"/>ProductOfNumbers(){</text:span></text:p>
      <text:p text:style-name="P14"><text:span text:style-name="T5"><text:s text:c="12"/>prefix_zeros.push_back(0);</text:span></text:p>
      <text:p text:style-name="P14"><text:span text:style-name="T5"><text:s text:c="12"/>prefix_prod.push_back(1);</text:span></text:p>
      <text:p text:style-name="P14"><text:span text:style-name="T5"><text:s text:c="8"/>}</text:span></text:p>
      <text:p text:style-name="P13"><text:span text:style-name="T5"/></text:p>
      <text:p text:style-name="P14"><text:span text:style-name="T5"><text:s text:c="8"/>// Time complexity: O(1)</text:span></text:p>
      <text:p text:style-name="P14"><text:span text:style-name="T5"><text:s text:c="8"/>// Space complexity: O(2n)</text:span></text:p>
      <text:p text:style-name="P14"><text:span text:style-name="T5"><text:s text:c="8"/>void add(int num){</text:span></text:p>
      <text:p text:style-name="P14"><text:span text:style-name="T5"><text:s text:c="12"/>ll prev_prod=prefix_prod.back();</text:span></text:p>
      <text:p text:style-name="P14"><text:span text:style-name="T5"><text:s text:c="12"/>ll prev_zeros=prefix_zeros.back();</text:span></text:p>
      <text:p text:style-name="P14"><text:span text:style-name="T5"><text:s text:c="12"/>if(num==0){</text:span></text:p>
      <text:p text:style-name="P14"><text:span text:style-name="T5"><text:s text:c="16"/>prefix_prod.push_back(1);</text:span></text:p>
      <text:p text:style-name="P14"><text:span text:style-name="T5"><text:s text:c="16"/>prefix_zeros.push_back(prev_zeros+1);</text:span></text:p>
      <text:p text:style-name="P14"><text:span text:style-name="T5"><text:s text:c="12"/>}</text:span></text:p>
      <text:p text:style-name="P14"><text:span text:style-name="T5"><text:s text:c="12"/>else{</text:span></text:p>
      <text:p text:style-name="P14"><text:span text:style-name="T5"><text:s text:c="16"/>prefix_prod.push_back(prev_prod*num*1ll);</text:span></text:p>
      <text:p text:style-name="P14"><text:span text:style-name="T5"><text:s text:c="16"/>prefix_zeros.push_back(prev_zeros);</text:span></text:p>
      <text:p text:style-name="P14"><text:span text:style-name="T5"><text:s text:c="12"/>}</text:span></text:p>
      <text:p text:style-name="P14"><text:span text:style-name="T5"><text:s text:c="8"/>}</text:span></text:p>
      <text:p text:style-name="P13"><text:span text:style-name="T5"/></text:p>
      <text:p text:style-name="P16"><text:soft-page-break/><text:span text:style-name="T5"><text:s text:c="9"/>// Time complexity: O(1)</text:span></text:p>
      <text:p text:style-name="P14"><text:span text:style-name="T5"><text:s text:c="8"/>// Space complexity: O(1)</text:span></text:p>
      <text:p text:style-name="P14"><text:span text:style-name="T5"><text:s text:c="8"/>int getProduct(int k){</text:span></text:p>
      <text:p text:style-name="P14"><text:span text:style-name="T5"><text:s text:c="12"/>int left=prefix_prod.size()-k-1;</text:span></text:p>
      <text:p text:style-name="P14"><text:span text:style-name="T5"><text:s text:c="12"/>int right=prefix_prod.size()-1;</text:span></text:p>
      <text:p text:style-name="P14"><text:span text:style-name="T5"><text:s text:c="12"/>return (int)(prefix_zeros[right]-prefix_zeros[left]!=0?0:prefix_prod[right]/prefix_prod[left]);</text:span></text:p>
      <text:p text:style-name="P14"><text:span text:style-name="T5"><text:s text:c="8"/>}</text:span></text:p>
      <text:p text:style-name="P13"><text:span text:style-name="T5">}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9:23:20.683485109</meta:creation-date>
    <dc:date>2025-02-14T09:27:16.715874087</dc:date>
    <meta:editing-duration>PT3M5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74" meta:word-count="372" meta:character-count="3102" meta:non-whitespace-character-count="2438"/>
  </office:meta>
</office:document-meta>
</file>